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8.187cm" fo:margin-left="-0.196cm" table:align="left"/>
    </style:style>
    <style:style style:name="Tabla1.A" style:family="table-column">
      <style:table-column-properties style:column-width="3.103cm"/>
    </style:style>
    <style:style style:name="Tabla1.B" style:family="table-column">
      <style:table-column-properties style:column-width="8.804cm"/>
    </style:style>
    <style:style style:name="Tabla1.C" style:family="table-column">
      <style:table-column-properties style:column-width="6.281cm"/>
    </style:style>
    <style:style style:name="Tabla1.1" style:family="table-row">
      <style:table-row-properties style:min-row-height="0.697cm"/>
    </style:style>
    <style:style style:name="Tabla1.A1" style:family="table-cell">
      <style:table-cell-properties style:vertical-align="middle" fo:background-color="#d4ea6b" fo:padding="0.097cm" fo:border-left="0.75pt solid #000000" fo:border-right="none" fo:border-top="0.75pt solid #000000" fo:border-bottom="0.75pt solid #000000" style:writing-mode="page">
        <style:background-image/>
      </style:table-cell-properties>
    </style:style>
    <style:style style:name="Tabla1.B1" style:family="table-cell">
      <style:table-cell-properties style:vertical-align="middle" fo:background-color="#bbe33d" fo:padding="0.097cm" fo:border-left="0.75pt solid #000000" fo:border-right="none" fo:border-top="0.75pt solid #000000" fo:border-bottom="0.75pt solid #000000" style:writing-mode="page">
        <style:background-image/>
      </style:table-cell-properties>
    </style:style>
    <style:style style:name="Tabla1.C1" style:family="table-cell">
      <style:table-cell-properties style:vertical-align="middle" fo:background-color="#d4ea6b" fo:padding="0.097cm" fo:border="0.75pt solid #000000" style:writing-mode="page">
        <style:background-image/>
      </style:table-cell-properties>
    </style:style>
    <style:style style:name="Tabla1.A2" style:family="table-cell">
      <style:table-cell-properties style:vertical-align="middle" fo:background-color="#bbe33d" fo:padding="0.097cm" fo:border-left="0.75pt solid #000000" fo:border-right="none" fo:border-top="none" fo:border-bottom="0.75pt solid #000000" style:writing-mode="page">
        <style:background-image/>
      </style:table-cell-properties>
    </style:style>
    <style:style style:name="Tabla1.B2" style:family="table-cell">
      <style:table-cell-properties fo:background-color="#f6f9d4" fo:padding="0.097cm" fo:border-left="0.75pt solid #000000" fo:border-right="none" fo:border-top="none" fo:border-bottom="0.75pt solid #000000" style:writing-mode="page">
        <style:background-image/>
      </style:table-cell-properties>
    </style:style>
    <style:style style:name="Tabla1.C2" style:family="table-cell">
      <style:table-cell-properties fo:background-color="#e8f2a1" fo:padding="0.097cm" fo:border-left="0.75pt solid #000000" fo:border-right="0.75pt solid #000000" fo:border-top="none" fo:border-bottom="0.75pt solid #000000" style:writing-mode="page">
        <style:background-image/>
      </style:table-cell-properties>
    </style:style>
    <style:style style:name="Tabla1.A3" style:family="table-cell">
      <style:table-cell-properties style:vertical-align="middle" fo:background-color="#d4ea6b" fo:padding="0.097cm" fo:border-left="0.75pt solid #000000" fo:border-right="none" fo:border-top="none" fo:border-bottom="0.75pt solid #000000" style:writing-mode="page">
        <style:background-image/>
      </style:table-cell-properties>
    </style:style>
    <style:style style:name="Tabla1.B3" style:family="table-cell">
      <style:table-cell-properties fo:background-color="#e8f2a1" fo:padding="0.097cm" fo:border-left="0.75pt solid #000000" fo:border-right="none" fo:border-top="none" fo:border-bottom="0.75pt solid #000000" style:writing-mode="page">
        <style:background-image/>
      </style:table-cell-properties>
    </style:style>
    <style:style style:name="Tabla1.C3" style:family="table-cell">
      <style:table-cell-properties fo:background-color="#f6f9d4" fo:padding="0.097cm" fo:border-left="0.75pt solid #000000" fo:border-right="0.75pt solid #000000" fo:border-top="none" fo:border-bottom="0.75pt solid #000000" style:writing-mode="page">
        <style:background-image/>
      </style:table-cell-properties>
    </style:style>
    <style:style style:name="Tabla1.B4" style:family="table-cell">
      <style:table-cell-properties fo:background-color="#f6f9d4" fo:padding="0.097cm" fo:border-left="0.75pt solid #000000" fo:border-right="none" fo:border-top="none" fo:border-bottom="0.75pt solid #000000" style:writing-mode="page">
        <style:background-image/>
      </style:table-cell-properties>
    </style:style>
    <style:style style:name="Tabla1.C4" style:family="table-cell">
      <style:table-cell-properties fo:background-color="#e8f2a1" fo:padding="0.097cm" fo:border-left="0.75pt solid #000000" fo:border-right="0.75pt solid #000000" fo:border-top="none" fo:border-bottom="0.75pt solid #000000" style:writing-mode="page">
        <style:background-image/>
      </style:table-cell-properties>
    </style:style>
    <style:style style:name="Tabla1.B5" style:family="table-cell">
      <style:table-cell-properties fo:background-color="#e8f2a1" fo:padding="0.097cm" fo:border-left="0.75pt solid #000000" fo:border-right="none" fo:border-top="none" fo:border-bottom="0.75pt solid #000000" style:writing-mode="page">
        <style:background-image/>
      </style:table-cell-properties>
    </style:style>
    <style:style style:name="Tabla1.C5" style:family="table-cell">
      <style:table-cell-properties fo:background-color="#f6f9d4" fo:padding="0.097cm" fo:border-left="0.75pt solid #000000" fo:border-right="0.75pt solid #000000" fo:border-top="none" fo:border-bottom="0.75pt solid #000000" style:writing-mode="page">
        <style:background-image/>
      </style:table-cell-properties>
    </style:style>
    <style:style style:name="Tabla1.B6" style:family="table-cell">
      <style:table-cell-properties fo:background-color="#f6f9d4" fo:padding="0.097cm" fo:border-left="0.75pt solid #000000" fo:border-right="none" fo:border-top="none" fo:border-bottom="0.75pt solid #000000" style:writing-mode="page">
        <style:background-image/>
      </style:table-cell-properties>
    </style:style>
    <style:style style:name="Tabla1.C6" style:family="table-cell">
      <style:table-cell-properties fo:background-color="#e8f2a1" fo:padding="0.097cm" fo:border-left="0.75pt solid #000000" fo:border-right="0.75pt solid #000000" fo:border-top="none" fo:border-bottom="0.75pt solid #000000" style:writing-mode="page">
        <style:background-image/>
      </style:table-cell-properties>
    </style:style>
    <style:style style:name="Tabla1.B7" style:family="table-cell">
      <style:table-cell-properties fo:background-color="#e8f2a1" fo:padding="0.097cm" fo:border-left="0.75pt solid #000000" fo:border-right="none" fo:border-top="none" fo:border-bottom="0.75pt solid #000000" style:writing-mode="page">
        <style:background-image/>
      </style:table-cell-properties>
    </style:style>
    <style:style style:name="Tabla1.C7" style:family="table-cell">
      <style:table-cell-properties fo:background-color="#f6f9d4" fo:padding="0.097cm" fo:border-left="0.75pt solid #000000" fo:border-right="0.75pt solid #000000" fo:border-top="none" fo:border-bottom="0.75pt solid #000000" style:writing-mode="page">
        <style:background-image/>
      </style:table-cell-properties>
    </style:style>
    <style:style style:name="Tabla1.B8" style:family="table-cell">
      <style:table-cell-properties fo:background-color="#f6f9d4" fo:padding="0.097cm" fo:border-left="0.75pt solid #000000" fo:border-right="none" fo:border-top="none" fo:border-bottom="0.75pt solid #000000" style:writing-mode="page">
        <style:background-image/>
      </style:table-cell-properties>
    </style:style>
    <style:style style:name="Tabla1.C8" style:family="table-cell">
      <style:table-cell-properties fo:background-color="#e8f2a1" fo:padding="0.097cm" fo:border-left="0.75pt solid #000000" fo:border-right="0.75pt solid #000000" fo:border-top="none" fo:border-bottom="0.75pt solid #000000" style:writing-mode="page">
        <style:background-image/>
      </style:table-cell-properties>
    </style:style>
    <style:style style:name="Tabla1.B9" style:family="table-cell">
      <style:table-cell-properties fo:background-color="#e8f2a1" fo:padding="0.097cm" fo:border-left="0.75pt solid #000000" fo:border-right="none" fo:border-top="none" fo:border-bottom="0.75pt solid #000000" style:writing-mode="page">
        <style:background-image/>
      </style:table-cell-properties>
    </style:style>
    <style:style style:name="Tabla1.C9" style:family="table-cell">
      <style:table-cell-properties fo:background-color="#f6f9d4" fo:padding="0.097cm" fo:border-left="0.75pt solid #000000" fo:border-right="0.75pt solid #000000" fo:border-top="none" fo:border-bottom="0.75pt solid #000000" style:writing-mode="page">
        <style:background-image/>
      </style:table-cell-properties>
    </style:style>
    <style:style style:name="Tabla1.B10" style:family="table-cell">
      <style:table-cell-properties fo:background-color="#f6f9d4" fo:padding="0.097cm" fo:border-left="0.75pt solid #000000" fo:border-right="none" fo:border-top="none" fo:border-bottom="0.75pt solid #000000" style:writing-mode="page">
        <style:background-image/>
      </style:table-cell-properties>
    </style:style>
    <style:style style:name="Tabla1.C10" style:family="table-cell">
      <style:table-cell-properties fo:background-color="#e8f2a1" fo:padding="0.097cm" fo:border-left="0.75pt solid #000000" fo:border-right="0.75pt solid #000000" fo:border-top="none" fo:border-bottom="0.75pt solid #000000" style:writing-mode="page">
        <style:background-image/>
      </style:table-cell-properties>
    </style:style>
    <style:style style:name="Tabla1.11" style:family="table-row">
      <style:table-row-properties style:min-row-height="0.543cm"/>
    </style:style>
    <style:style style:name="Tabla1.B11" style:family="table-cell">
      <style:table-cell-properties fo:background-color="#e8f2a1" fo:padding="0.097cm" fo:border-left="0.75pt solid #000000" fo:border-right="none" fo:border-top="none" fo:border-bottom="0.75pt solid #000000" style:writing-mode="page">
        <style:background-image/>
      </style:table-cell-properties>
    </style:style>
    <style:style style:name="Tabla1.C11" style:family="table-cell">
      <style:table-cell-properties fo:background-color="#f6f9d4" fo:padding="0.097cm" fo:border-left="0.75pt solid #000000" fo:border-right="0.75pt solid #000000" fo:border-top="none" fo:border-bottom="0.75pt solid #000000" style:writing-mode="page">
        <style:background-image/>
      </style:table-cell-properties>
    </style:style>
    <style:style style:name="P1" style:family="paragraph" style:parent-style-name="Standard">
      <style:text-properties fo:font-size="11pt" officeooo:rsid="000a9dfd" officeooo:paragraph-rsid="000a9dfd" style:font-size-asian="11pt" style:font-size-complex="11pt"/>
    </style:style>
    <style:style style:name="P2" style:family="paragraph" style:parent-style-name="Table_20_Contents">
      <style:text-properties fo:font-size="11pt" officeooo:rsid="000c139e" officeooo:paragraph-rsid="000c139e" style:font-size-asian="11pt" style:font-size-complex="11pt"/>
    </style:style>
    <style:style style:name="P3" style:family="paragraph" style:parent-style-name="Table_20_Contents">
      <style:paragraph-properties fo:text-align="center" style:justify-single-word="false"/>
      <style:text-properties fo:font-size="11pt" officeooo:rsid="000c139e" officeooo:paragraph-rsid="000c139e" style:font-size-asian="11pt" style:font-size-complex="11pt"/>
    </style:style>
    <style:style style:name="P4" style:family="paragraph" style:parent-style-name="Table_20_Contents">
      <style:paragraph-properties fo:text-align="center" style:justify-single-word="false"/>
      <style:text-properties fo:font-size="11pt" style:font-size-asian="11pt" style:font-size-complex="11pt"/>
    </style:style>
    <style:style style:name="P5" style:family="paragraph" style:parent-style-name="Standard">
      <style:text-properties fo:font-size="11pt" fo:font-weight="bold" officeooo:rsid="000bbc81" officeooo:paragraph-rsid="000bbc81" style:font-size-asian="11pt" style:font-weight-asian="bold" style:font-size-complex="11pt" style:font-weight-complex="bold"/>
    </style:style>
    <style:style style:name="P6" style:family="paragraph" style:parent-style-name="Standard">
      <style:text-properties fo:font-size="11pt" fo:font-weight="normal" officeooo:rsid="000bbc81" officeooo:paragraph-rsid="000bbc81" style:font-size-asian="11pt" style:font-weight-asian="normal" style:font-size-complex="11pt" style:font-weight-complex="normal"/>
    </style:style>
    <style:style style:name="P7" style:family="paragraph" style:parent-style-name="Text_20_body">
      <style:text-properties fo:font-size="11pt" fo:font-weight="normal" officeooo:rsid="000ef65b" officeooo:paragraph-rsid="000ef65b" style:font-size-asian="11pt" style:font-weight-asian="normal" style:font-size-complex="11pt" style:font-weight-complex="normal"/>
    </style:style>
    <style:style style:name="P8" style:family="paragraph" style:parent-style-name="Heading_20_1" style:master-page-name="Standard">
      <style:paragraph-properties style:page-number="auto"/>
      <style:text-properties fo:font-size="16pt" style:font-size-asian="16pt" style:font-size-complex="16pt"/>
    </style:style>
    <style:style style:name="P9" style:family="paragraph" style:parent-style-name="Heading_20_2">
      <style:text-properties fo:font-size="14pt" style:font-size-asian="14pt" style:font-size-complex="14pt"/>
    </style:style>
    <style:style style:name="P10" style:family="paragraph" style:parent-style-name="Standard" style:list-style-name="L1">
      <style:text-properties fo:font-size="11pt" officeooo:rsid="000a9dfd" officeooo:paragraph-rsid="000a9dfd" style:font-size-asian="11pt" style:font-size-complex="11pt"/>
    </style:style>
    <style:style style:name="P11" style:family="paragraph" style:parent-style-name="Standard" style:list-style-name="L3">
      <style:text-properties fo:font-size="11pt" fo:font-weight="bold" officeooo:rsid="000a9dfd" officeooo:paragraph-rsid="000a9dfd" style:font-size-asian="11pt" style:font-weight-asian="bold" style:font-size-complex="11pt" style:font-weight-complex="bold"/>
    </style:style>
    <style:style style:name="P12" style:family="paragraph" style:parent-style-name="Standard" style:list-style-name="L4">
      <style:text-properties fo:font-size="11pt" fo:font-weight="normal" officeooo:rsid="000bbc81" officeooo:paragraph-rsid="000bbc81" style:font-size-asian="11pt" style:font-weight-asian="normal" style:font-size-complex="11pt" style:font-weight-complex="normal"/>
    </style:style>
    <style:style style:name="P13" style:family="paragraph" style:parent-style-name="Standard" style:list-style-name="L1">
      <style:text-properties fo:font-size="12pt" fo:font-weight="bold" officeooo:rsid="000a9dfd" officeooo:paragraph-rsid="000a9dfd" style:font-size-asian="12pt" style:font-weight-asian="bold" style:font-size-complex="12pt" style:font-weight-complex="bold"/>
    </style:style>
    <style:style style:name="P14" style:family="paragraph" style:parent-style-name="Standard" style:list-style-name="L2">
      <style:text-properties officeooo:paragraph-rsid="000a9dfd"/>
    </style:style>
    <style:style style:name="P15" style:family="paragraph" style:parent-style-name="Text_20_body" style:list-style-name="L5">
      <style:text-properties fo:font-size="12pt" fo:font-weight="bold" officeooo:rsid="000bbc81" officeooo:paragraph-rsid="000bbc81" style:font-size-asian="12pt" style:font-weight-asian="bold" style:font-size-complex="12pt" style:font-weight-complex="bold"/>
    </style:style>
    <style:style style:name="P16" style:family="paragraph" style:parent-style-name="Text_20_body" style:list-style-name="L5">
      <style:text-properties fo:font-size="11pt" fo:font-weight="bold" officeooo:rsid="000bbc81" officeooo:paragraph-rsid="000bbc81" style:font-size-asian="9.60000038146973pt" style:font-weight-asian="bold" style:font-size-complex="11pt" style:font-weight-complex="bold"/>
    </style:style>
    <style:style style:name="P17" style:family="paragraph" style:parent-style-name="Text_20_body">
      <style:text-properties fo:font-size="11pt" fo:font-weight="bold" officeooo:rsid="000bbc81" officeooo:paragraph-rsid="000bbc81" style:font-size-asian="9.60000038146973pt" style:font-weight-asian="bold" style:font-size-complex="11pt" style:font-weight-complex="bold"/>
    </style:style>
    <style:style style:name="P18" style:family="paragraph" style:parent-style-name="Text_20_body" style:list-style-name="L6">
      <style:text-properties fo:font-size="11pt" fo:font-weight="bold" officeooo:rsid="000bbc81" officeooo:paragraph-rsid="000bbc81" style:font-size-asian="11pt" style:font-weight-asian="bold" style:font-size-complex="11pt" style:font-weight-complex="bold"/>
    </style:style>
    <style:style style:name="P19" style:family="paragraph" style:parent-style-name="Text_20_body" style:list-style-name="L7">
      <style:text-properties fo:font-size="11pt" fo:font-weight="bold" officeooo:rsid="000bbc81" officeooo:paragraph-rsid="000bbc81" style:font-size-asian="11pt" style:font-weight-asian="bold" style:font-size-complex="11pt" style:font-weight-complex="bold"/>
    </style:style>
    <style:style style:name="P20" style:family="paragraph" style:parent-style-name="Text_20_body" style:list-style-name="L7">
      <style:text-properties fo:font-size="11pt" fo:font-weight="bold" officeooo:rsid="000c139e" officeooo:paragraph-rsid="000c139e" style:font-size-asian="11pt" style:font-weight-asian="bold" style:font-size-complex="11pt" style:font-weight-complex="bold"/>
    </style:style>
    <style:style style:name="P21" style:family="paragraph" style:parent-style-name="Text_20_body" style:list-style-name="L8">
      <style:text-properties fo:font-size="11pt" fo:font-weight="bold" officeooo:rsid="000ef65b" officeooo:paragraph-rsid="000ef65b" style:font-size-asian="11pt" style:font-weight-asian="bold" style:font-size-complex="11pt" style:font-weight-complex="bold"/>
    </style:style>
    <style:style style:name="P22" style:family="paragraph" style:parent-style-name="Text_20_body" style:list-style-name="L8">
      <style:text-properties fo:font-size="11pt" fo:font-weight="bold" officeooo:rsid="0010dbd0" officeooo:paragraph-rsid="0010dbd0" style:font-size-asian="11pt" style:font-weight-asian="bold" style:font-size-complex="11pt" style:font-weight-complex="bold"/>
    </style:style>
    <style:style style:name="P23" style:family="paragraph" style:parent-style-name="Text_20_body" style:list-style-name="L8">
      <style:text-properties fo:font-size="11pt" fo:font-weight="bold" officeooo:rsid="001190dd" officeooo:paragraph-rsid="001190dd" style:font-size-asian="11pt" style:font-weight-asian="bold" style:font-size-complex="11pt" style:font-weight-complex="bold"/>
    </style:style>
    <style:style style:name="P24" style:family="paragraph" style:parent-style-name="Text_20_body" style:list-style-name="L5">
      <style:text-properties fo:font-size="11pt" fo:font-weight="normal" officeooo:rsid="000bbc81" officeooo:paragraph-rsid="000bbc81" style:font-size-asian="9.60000038146973pt" style:font-weight-asian="normal" style:font-size-complex="11pt" style:font-weight-complex="normal"/>
    </style:style>
    <style:style style:name="P25" style:family="paragraph" style:parent-style-name="Text_20_body" style:list-style-name="L6">
      <style:text-properties fo:font-size="11pt" fo:font-weight="normal" officeooo:rsid="000bbc81" officeooo:paragraph-rsid="000bbc81" style:font-size-asian="11pt" style:font-weight-asian="normal" style:font-size-complex="11pt" style:font-weight-complex="normal"/>
    </style:style>
    <style:style style:name="P26" style:family="paragraph" style:parent-style-name="Text_20_body" style:list-style-name="L7">
      <style:text-properties fo:font-size="11pt" fo:font-weight="normal" officeooo:rsid="000bbc81" officeooo:paragraph-rsid="000bbc81" style:font-size-asian="11pt" style:font-weight-asian="normal" style:font-size-complex="11pt" style:font-weight-complex="normal"/>
    </style:style>
    <style:style style:name="P27" style:family="paragraph" style:parent-style-name="Text_20_body" style:list-style-name="L7">
      <style:text-properties fo:font-size="11pt" fo:font-weight="normal" officeooo:rsid="000c139e" officeooo:paragraph-rsid="000c139e" style:font-size-asian="11pt" style:font-weight-asian="normal" style:font-size-complex="11pt" style:font-weight-complex="normal"/>
    </style:style>
    <style:style style:name="P28" style:family="paragraph" style:parent-style-name="Text_20_body" style:list-style-name="L8">
      <style:text-properties fo:font-size="11pt" fo:font-weight="normal" officeooo:rsid="0010dbd0" officeooo:paragraph-rsid="0010dbd0" style:font-size-asian="11pt" style:font-weight-asian="normal" style:font-size-complex="11pt" style:font-weight-complex="normal"/>
    </style:style>
    <style:style style:name="P29" style:family="paragraph" style:parent-style-name="Text_20_body" style:list-style-name="L8">
      <style:text-properties fo:font-size="11pt" fo:font-weight="normal" officeooo:rsid="000ef65b" officeooo:paragraph-rsid="000ef65b" style:font-size-asian="11pt" style:font-weight-asian="normal" style:font-size-complex="11pt" style:font-weight-complex="normal"/>
    </style:style>
    <style:style style:name="P30" style:family="paragraph" style:parent-style-name="Text_20_body" style:list-style-name="L8">
      <style:text-properties fo:font-size="11pt" fo:font-weight="normal" officeooo:rsid="001190dd" officeooo:paragraph-rsid="001190dd" style:font-size-asian="11pt" style:font-weight-asian="normal" style:font-size-complex="11pt" style:font-weight-complex="normal"/>
    </style:style>
    <style:style style:name="P31" style:family="paragraph" style:parent-style-name="Text_20_body" style:list-style-name="L8">
      <style:text-properties fo:font-size="11pt" fo:font-weight="normal" officeooo:rsid="001359fb" officeooo:paragraph-rsid="001359fb" style:font-size-asian="11pt" style:font-weight-asian="normal" style:font-size-complex="11pt" style:font-weight-complex="normal"/>
    </style:style>
    <style:style style:name="P32" style:family="paragraph" style:parent-style-name="Text_20_body" style:list-style-name="L8">
      <style:text-properties fo:font-weight="normal" officeooo:rsid="000ef65b" officeooo:paragraph-rsid="0010dbd0" style:font-weight-asian="normal" style:font-weight-complex="normal"/>
    </style:style>
    <style:style style:name="P33" style:family="paragraph" style:parent-style-name="Text_20_body" style:list-style-name="L8">
      <style:text-properties fo:font-weight="normal" officeooo:rsid="0010dbd0" officeooo:paragraph-rsid="0010dbd0" style:font-weight-asian="normal" style:font-weight-complex="normal"/>
    </style:style>
    <style:style style:name="P34" style:family="paragraph" style:parent-style-name="Text_20_body" style:list-style-name="L8">
      <style:text-properties fo:font-weight="normal" officeooo:rsid="001190dd" officeooo:paragraph-rsid="001190dd" style:font-weight-asian="normal" style:font-weight-complex="normal"/>
    </style:style>
    <style:style style:name="T1" style:family="text">
      <style:text-properties fo:font-size="11pt" style:font-size-asian="11pt" style:font-size-complex="11pt"/>
    </style:style>
    <style:style style:name="T2" style:family="text">
      <style:text-properties fo:font-size="11pt" officeooo:rsid="0010dbd0" style:font-size-asian="11pt" style:font-size-complex="11pt"/>
    </style:style>
    <style:style style:name="T3" style:family="text">
      <style:text-properties fo:font-size="11pt" officeooo:rsid="001359fb" style:font-size-asian="11pt" style:font-size-complex="11pt"/>
    </style:style>
    <style:style style:name="T4" style:family="text">
      <style:text-properties fo:font-size="11pt" officeooo:rsid="000a9dfd" style:font-size-asian="11pt" style:font-size-complex="11pt"/>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1pt" fo:font-weight="bold" officeooo:rsid="000a9dfd" style:font-size-asian="11pt" style:font-weight-asian="bold" style:font-size-complex="11pt"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ize="12pt" style:font-size-asian="12pt" style:font-size-complex="12pt"/>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weight="bold" style:font-size-asian="12pt" style:font-weight-asian="bold" style:font-size-complex="12pt"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 text:is-list-header="true">1. Introducción</text:h>
      <text:p text:style-name="P1">Antes de la aparición de las aplicaciones informáticas, las empresas usaban herramientas de gestión de datos, ficheros con cajones, carpetas y ficheros de cartón.<text:line-break/></text:p>
      <text:p text:style-name="P1">En los procesos manuales, el tiempo necesario para manipular los datos es muy grande porque el volumen de datos y información se vuelve mayor. Esto ocurre por el acceso multitudinario a las redes integradas a Internet y a la aparición de los dispositivos móviles.<text:line-break/></text:p>
      <text:p text:style-name="P1">Los sistemas de información se basan en Bases de datos (BD) y sistemas gestores de bases de datos (SGBD). </text:p>
      <text:h text:style-name="P9" text:outline-level="2">1.1 Los datos y su representación</text:h>
      <text:p text:style-name="P1">Una bases de datos es un conjunto de información relacionada que se encuentra agrupada y estructurada. Permiten que un conjunto de programas puedan manipular esos datos.<text:line-break/></text:p>
      <text:list text:style-name="L1">
        <text:list-item>
          <text:p text:style-name="P10"><text:span text:style-name="T11">Datos</text:span>: Representaciones informáticas de la información disponible, relativa a los objetos del mundo real, el elemento debe tener una relevancia para un usuario.<text:line-break/></text:p>
        </text:list-item>
        <text:list-item>
          <text:p text:style-name="P10"><text:span text:style-name="T11">Información</text:span>: Cuando los datos se organizan y se tratan conseguimos la <text:span text:style-name="T7">información</text:span>.<text:line-break/></text:p>
          <text:list>
            <text:list-item>
              <text:p text:style-name="P10"><text:span text:style-name="T7">Mundo real</text:span>: Constituido por objetos materiales y no materiales de la realidad. Serán los objetos con los que trabajaremos.<text:line-break/></text:p>
            </text:list-item>
            <text:list-item>
              <text:p text:style-name="P10"><text:span text:style-name="T7">Mundo conceptual</text:span>: Conjunto de conocimientos o información que obtenemos mediante la observación del mundo real.<text:line-break/></text:p>
            </text:list-item>
            <text:list-item>
              <text:p text:style-name="P10"><text:span text:style-name="T7">Mundo de las representaciones</text:span>: Formado por las representaciones informáticas de las del mundo conceptual, necesarias para poder trabajar.<text:line-break/></text:p>
            </text:list-item>
          </text:list>
        </text:list-item>
        <text:list-item>
          <text:p text:style-name="P10"><text:span text:style-name="T11">Los datos y su representación</text:span>: La posibilidad de crear representaciones diferentes, conlleva a que algunas sean mas eficientes. Esto da una responsabilidad al informático de garantizar la corrección y eficiencia de las representaciones.<text:line-break/></text:p>
        </text:list-item>
        <text:list-item>
          <text:p text:style-name="P13">Entidades, atributos y valores<text:span text:style-name="T8">:</text:span></text:p>
          <text:p text:style-name="P10">Las <text:span text:style-name="T7">entidades</text:span> son los objetos del mundo real que conceptuamos. Cada uno es identificable y nos interesan algunas de sus propiedades. Puede tener dos significados diferentes dependiendo a que hace referencia: <text:line-break/></text:p>
          <text:list>
            <text:list-item>
              <text:list>
                <text:list-item>
                  <text:p text:style-name="P10"><text:span text:style-name="T7">Entidad tipo</text:span>: Se trata de un tipo genérico de entidad o que hace referencia a una clase de cosas. Ejemplo: Coches, en general. </text:p>
                </text:list-item>
                <text:list-item>
                  <text:p text:style-name="P10"><text:span text:style-name="T7">Entidad instancia</text:span>: Se refiere al concepto de un objeto concreto del mundo real, que se distingue de los otros objetos del mismo tipo por una <text:span text:style-name="T7">propiedad</text:span>. Ejemplo: Un coche en concreto y su propiedad sería la matricula. <text:line-break/></text:p>
                </text:list-item>
              </text:list>
            </text:list-item>
          </text:list>
        </text:list-item>
      </text:list>
      <text:list xml:id="list1885273200" text:style-name="L2">
        <text:list-header>
          <text:p text:style-name="P14"><text:span text:style-name="T4">Los </text:span><text:span text:style-name="T6">atributos</text:span><text:span text:style-name="T4"> son propiedades de las entidades. Los atributos deberían de almacenar un solo valor para cada instancia, para posteriormente ser compatible con un modelo lógico de datos(Modelo relacional)</text:span></text:p>
        </text:list-header>
      </text:list>
      <text:p text:style-name="P1"/>
      <text:list xml:id="list174704341349601" text:continue-numbering="true" text:style-name="L2">
        <text:list-header>
          <text:p text:style-name="P14"><text:span text:style-name="T4">Los </text:span><text:span text:style-name="T6">valores</text:span><text:span text:style-name="T4"> que un atributo determinado puede tener se llama dominios. Un tipo de dato define un conjunto de valores con características comunes, por tanto, también define una serie de operaciones sobre esos valores.<text:line-break/></text:span></text:p>
        </text:list-header>
      </text:list>
      <text:p text:style-name="P1"><text:span text:style-name="T7">Valor nulo de los atributos<text:line-break/></text:span><text:span text:style-name="T8">El valor nulo indica que no hay ningún valor asociado a un atributo determinado de una entidad en concreto. (El valor no existe o es desconocido). Se tiene que especificar que el atributo admita este tipo de valor <text:line-break/></text:span><text:soft-page-break/><text:span text:style-name="T8"><text:line-break/>No hay que confundir el valor nulo con el cero o con un espacio en blanco. Estos dos son valores con significado propio.<text:line-break/><text:line-break/></text:span><text:span text:style-name="T7">Atributo identificador clave o conjunto de atributos clave</text:span><text:span text:style-name="T8"><text:line-break/>Atributo o conjunto de atributos que permite </text:span><text:span text:style-name="T7">identificar</text:span><text:span text:style-name="T8"> </text:span><text:span text:style-name="T7">inequívocamente</text:span><text:span text:style-name="T8"> las instancias de una entidad se denomina </text:span><text:span text:style-name="T7">clave</text:span><text:span text:style-name="T8">.<text:line-break/><text:line-break/>Todo atributo identificador es una clave, pero los atributos que forman parte de un conjunto de atributos que actúan como clave de la entidad no son identificadores por no poder identificar las instancias por si mismos.<text:line-break/><text:line-break/>Ni los atributos identificadores ni los que forman parte de una clave pueden tener el valor nulo.<text:line-break/></text:span></text:p>
      <text:list text:style-name="L3">
        <text:list-item>
          <text:p text:style-name="P11"><text:span text:style-name="T9">Mundo de las representaciones</text:span><text:span text:style-name="T10">:</text:span><text:span text:style-name="T8"><text:line-break/></text:span></text:p>
        </text:list-item>
      </text:list>
      <text:p text:style-name="P6">La representación informática más común en el ámbito de las BD es la representación tabular, la cual se implementa habitualmente en ficheros que se estructuran en registros y campos. Las BD almacenan datos que están interrelacionadas.</text:p>
      <text:p text:style-name="P6"/>
      <text:p text:style-name="P5">Las representaciones tabulares y su implementación: ficheros.</text:p>
      <text:list text:style-name="L4">
        <text:list-item>
          <text:p text:style-name="P12">Cada <text:span text:style-name="T7">tabla </text:span>representa una entidad genérica y está estructurada en filas y columnas.</text:p>
        </text:list-item>
        <text:list-item>
          <text:p text:style-name="P12">Cada <text:span text:style-name="T7">fila </text:span><text:s/>representa una entidad-instancia.</text:p>
        </text:list-item>
        <text:list-item>
          <text:p text:style-name="P12">Cada <text:span text:style-name="T7">columna </text:span>representa un atributo.</text:p>
        </text:list-item>
        <text:list-item>
          <text:p text:style-name="P12">Cada <text:span text:style-name="T7">celda </text:span>almacena el valor que tenga el atributo de la entidad-instancia.</text:p>
        </text:list-item>
      </text:list>
      <text:h text:style-name="P9" text:outline-level="2">1.2 Sistemas de ficheros y evolución hacia los Sistemas <text:s/>Gestores de Bases de Datos</text:h>
      <text:list xml:id="list1822613104" text:style-name="L5">
        <text:list-item>
          <text:p text:style-name="P15">Evolución del almacenamiento de la información</text:p>
          <text:list>
            <text:list-item>
              <text:p text:style-name="P16">Ficheros manuales: <text:span text:style-name="T8">En el principio, las personas se encargaban de guardar y hacer un seguimiento de la información mediante un sistema de ficheros manuales. A medida que el archivo aumentaba y de la complejidad de la información fue necesario usar un sistema informatizado.</text:span></text:p>
            </text:list-item>
            <text:list-item>
              <text:p text:style-name="P16">Sistemas de ficheros: <text:span text:style-name="T8">Las primeras aplicaciones de datos se concentraban en tareas de oficina. Los datos necesarios se guardaban en ficheros en el ordenador y las aplicaciones accedían a ellos. Esto hacía que hubiese diferentes estructuras de organización a los ficheros y aplicaciones, complicando el mantenimiento de la información. </text:span></text:p>
            </text:list-item>
            <text:list-item>
              <text:p text:style-name="P16">Sistemas Gestores de Bases de Datos: <text:span text:style-name="T8">A finales de los 60 surgieron las BD. Dentro de una BD se almacenan todos los datos necesarios, por tanto los programas que usan los datos no tienen que almacenarlo. Un cambio en la estructura de la BD no afecta a los programas de la aplicación.</text:span></text:p>
            </text:list-item>
          </text:list>
        </text:list-item>
        <text:list-item>
          <text:p text:style-name="P16">Ficheros<text:span text:style-name="T8">: La información guardada en los dispositivos de almacenamiento se estructura en unidades físicas llamadas ficheros. La estructura es:</text:span></text:p>
          <text:list>
            <text:list-item>
              <text:p text:style-name="P16">Datos<text:span text:style-name="T8">: Son los aspectos que guardamos para obtener algún tipo de información.</text:span></text:p>
            </text:list-item>
            <text:list-item>
              <text:p text:style-name="P16">Campos<text:span text:style-name="T8">:Es un carácter o conjunto de caracteres que tienen un significado específico. Se usan para definir y guardar los datos.</text:span></text:p>
            </text:list-item>
            <text:list-item>
              <text:p text:style-name="P16">Registros<text:span text:style-name="T8">: Es un conjunto de campos relacionados siguiendo una lógica, que describe una persona, lugar o cosa. Se considera la unidad de tratamiento de los ficheros de datos.</text:span></text:p>
            </text:list-item>
            <text:list-item>
              <text:p text:style-name="P16">Ficheros<text:span text:style-name="T8">: Es un conjunto de registros relacionados.</text:span></text:p>
              <text:p text:style-name="P24"><text:soft-page-break/></text:p>
            </text:list-item>
          </text:list>
        </text:list-item>
        <text:list-item>
          <text:p text:style-name="P16">Dispositivos de almacenamiento de información</text:p>
          <text:p text:style-name="P24">Estos dispositivos son dispositivos capaces de grabar datos en su memoria, facilitando su transporte y su distribución.</text:p>
          <text:list>
            <text:list-item>
              <text:p text:style-name="P24"><text:span text:style-name="T7">Dispositivos de almacenaje por medio magnético</text:span>: Estos dispositivos son los mas antiguos y usados.</text:p>
              <text:list>
                <text:list-item>
                  <text:p text:style-name="P24"><text:span text:style-name="T7">Discos duros externos</text:span>: Dispositivos usados para almacenar grandes cantidades de datos y usarlos en otros ordenadores.</text:p>
                </text:list-item>
                <text:list-item>
                  <text:p text:style-name="P24"><text:span text:style-name="T7">Discos duros internos</text:span>: Quedan fijos al ordenador y ofrecen una mayor capacidad de almacenamiento.</text:p>
                </text:list-item>
              </text:list>
            </text:list-item>
            <text:list-item>
              <text:p text:style-name="P24"><text:span text:style-name="T7">Dispositivos de almacenaje por medio óptico</text:span>: Estos dispositivos usan como soporte para almacenar los datos en la superficie reflectante de un disco donde se codifica y almacena los datos con un láser. </text:p>
              <text:p text:style-name="P24">Los primeros discos ópticos fueron los CD. Actualmente tenemos diferentes tipos: DVD, Blu-ray, … aumentando la capacidad de almacenaje.</text:p>
            </text:list-item>
            <text:list-item>
              <text:p text:style-name="P24"><text:span text:style-name="T7">Dispositivos de almacenaje por medio electrónico(Memoria Flash)</text:span>: Estos dispositivos permiten múltiples lecturas y escrituras en un dispositivo no volátil. Es mas resistente a los golpes, bajo consumo y silenciosa al no tener motores. Un inconveniente es el limitado numero de veces que se puede escribir y borrar. Diferentes tipos:</text:p>
              <text:list>
                <text:list-item>
                  <text:p text:style-name="P24"><text:span text:style-name="T7">Memoria USB</text:span>: Es un dispositivo portátil de medida compacta que puede almacenar mucha información. Es el sistema de almacenaje y transporte de datos mas usado.</text:p>
                </text:list-item>
                <text:list-item>
                  <text:p text:style-name="P24"><text:span text:style-name="T7">Tarjetas de memoria</text:span>: Es un dispositivo pequeño. Se suele usar para cámaras, reproductores,etc. </text:p>
                </text:list-item>
                <text:list-item>
                  <text:p text:style-name="P24"><text:span text:style-name="T7">Unidades de estado sólido(SSD)</text:span>: Este dispositivo en formato disco duro, usa memoria volátil para almacenar datos. Al no tener partes móviles reduce el tiempo de búsqueda, la latencia y otros parámetros. </text:p>
                </text:list-item>
              </text:list>
            </text:list-item>
          </text:list>
        </text:list-item>
        <text:list-item>
          <text:p text:style-name="P24"><text:span text:style-name="T7">Tipo de ficheros</text:span>: Podemos clasificar los ficheros según su organización interna, la forma de acceder a ella y el soporte de almacenamiento usado.</text:p>
          <text:list>
            <text:list-item>
              <text:p text:style-name="P24"><text:span text:style-name="T7">Según la forma de acceso</text:span>: El acceso a un registro es el procedimiento que se usa para seleccionarlo. Los tipos de accesos son: </text:p>
              <text:list>
                <text:list-item>
                  <text:p text:style-name="P24"><text:span text:style-name="T7">Secuencial</text:span>: Los registros se leen uno tras otro hasta encontrar el registro.</text:p>
                </text:list-item>
                <text:list-item>
                  <text:p text:style-name="P24"><text:span text:style-name="T7">Directo</text:span>: Permite seleccionar un registro sin tener que leer los anteriores, accediendo directamente mediante una clave.</text:p>
                </text:list-item>
                <text:list-item>
                  <text:p text:style-name="P24"><text:span text:style-name="T7">Indexado</text:span>: Para seleccionar un registro, previamente consultamos de forma secuencial una tabla que contiene las claves y direcciones de comienzo de cada bloque de registros. Una vez localizado se usa el acceso directo al registro y después de forma secuencial buscamos el registro.</text:p>
                </text:list-item>
                <text:list-item>
                  <text:p text:style-name="P24"><text:span text:style-name="T7">Dinámico</text:span>: Permite el acceso directo o indexado a un registro y a partir de él se accede secuencialmente.</text:p>
                </text:list-item>
              </text:list>
            </text:list-item>
          </text:list>
          <text:p text:style-name="P16"/>
        </text:list-item>
      </text:list>
      <text:p text:style-name="P17"/>
      <text:list xml:id="list174704940295320" text:continue-numbering="true" text:style-name="L5">
        <text:list-item>
          <text:p text:style-name="P16"><text:soft-page-break/>Inconvenientes de los ficheros.</text:p>
          <text:list>
            <text:list-item>
              <text:p text:style-name="P24"><text:span text:style-name="T7">Inconsistencia de la información: </text:span>Al tener información duplicada en varios ficheros, puede complicar la actualización de datos. Un error en la actualización puede provocar inconsistencias.</text:p>
            </text:list-item>
            <text:list-item>
              <text:p text:style-name="P24"><text:span text:style-name="T7">Redundancia: </text:span>Cuando tenemos datos que no aportan información y se pueden calcular a partir de otros datos(Misma información en diferentes ficheros).</text:p>
            </text:list-item>
            <text:list-item>
              <text:p text:style-name="P24"><text:span text:style-name="T7">Rigidez de los programas: </text:span>Cada fichero tiene una organización determinada, según el tipo de acceso definido.</text:p>
            </text:list-item>
            <text:list-item>
              <text:p text:style-name="P24"><text:span text:style-name="T7">Dependencia de los programas: </text:span>Cualquier cambio en la estructura de ficheros representa modificar los programas que lo usan.</text:p>
            </text:list-item>
          </text:list>
        </text:list-item>
      </text:list>
      <text:h text:style-name="P9" text:outline-level="2">1.3 Sistemas Gestores de Bases de Datos</text:h>
      <text:list xml:id="list1902528890" text:style-name="L6">
        <text:list-item>
          <text:p text:style-name="P18">Los sistemas gestores de bases de datos(SGBD): <text:span text:style-name="T8">Un SGBD es un tipo de software dedicado a ser de interfaz entre la BD y las aplicaciones.</text:span></text:p>
          <text:list>
            <text:list-item>
              <text:p text:style-name="P18">Características de los SGBD<text:span text:style-name="T8">:</text:span></text:p>
              <text:list>
                <text:list-item>
                  <text:p text:style-name="P18">Abstracción<text:span text:style-name="T8">: El SGBD evita detalles de almacenaje al usuario.</text:span></text:p>
                </text:list-item>
                <text:list-item>
                  <text:p text:style-name="P18">Independencia de datos<text:span text:style-name="T8">: Capacidad de modificar la estructura de una BD sin tener que cambiar las aplicaciones.</text:span></text:p>
                </text:list-item>
                <text:list-item>
                  <text:p text:style-name="P18">Redundancia<text:span text:style-name="T8">: No hay datos repetidos. </text:span></text:p>
                </text:list-item>
                <text:list-item>
                  <text:p text:style-name="P18">Integridad y consistencia de datos<text:span text:style-name="T8">: El SGBD tiene que asegurar el mantenimiento de la calidad de los datos. Si permitimos redundancia, el SGBD debería vigilar que la información repetida se actualice. Además, tienen definir reglas de integridad sobre los datos que el sistema tiene que controlar.</text:span></text:p>
                </text:list-item>
                <text:list-item>
                  <text:p text:style-name="P18">Seguridad<text:span text:style-name="T8">: Tienen que garantizar que la información está segura, protegida de accesos no autorizados.</text:span></text:p>
                </text:list-item>
              </text:list>
            </text:list-item>
          </text:list>
        </text:list-item>
        <text:list-item>
          <text:p text:style-name="P18">Arquitectura de los SGBD</text:p>
          <text:p text:style-name="P18">Esquemas y niveles<text:line-break/><text:span text:style-name="T8">Los SGBD necesitan que les demos una descripción o definición de la BD con la que trabajan. Los esquemas de la BD describen sus datos y sus interrelaciones. Además, permiten independizar el SGBD de la BD.</text:span></text:p>
          <text:list>
            <text:list-item>
              <text:p text:style-name="P18">Nivel lógico<text:span text:style-name="T8">: Describe los conceptos que forman la base de datos en forma de modelos o esquemas.</text:span></text:p>
              <text:list>
                <text:list-item>
                  <text:p text:style-name="P18">Esquema externo<text:span text:style-name="T8">: Son las diversas visiones lógicas que los procesos usuarios tendrán de las parte de la BD que usarán. También se pueden llamar </text:span>vistas <text:span text:style-name="T8">y es el nivel de abstracción más alto. Los usuarios no necesitan conocer toda la estructura de la BD. Por motivos de seguridad, es conveniente que solo tengan acceso a la parte que necesitan para trabajar.</text:span></text:p>
                </text:list-item>
                <text:list-item>
                  <text:p text:style-name="P18">Esquema conceptual<text:span text:style-name="T8">: Se expresan los datos, las interrelaciones y las restricciones. Permite trabajar con datos de forma sencilla. Es el nivel de abstracción intermedia. Describe todos los datos almacenados en la BD y sus interrelaciones. Los administrados suelen trabajar en este nivel de abstracción. </text:span></text:p>
                </text:list-item>
              </text:list>
            </text:list-item>
            <text:list-item>
              <text:p text:style-name="P18">Nivel Interno o Físico<text:span text:style-name="T8">: Contendrá la descripción física de la BD. Es el nivel de abstracción mas bajo. Describe como almacenar los datos a bajo nivel.</text:span></text:p>
            </text:list-item>
          </text:list>
          <text:p text:style-name="P18"><text:soft-page-break/></text:p>
          <text:p text:style-name="P18">Independencia de los datos </text:p>
          <text:p text:style-name="P25">La arquitectura de tres niveles nos permite definir dos tipos de independencia de datos:</text:p>
        </text:list-item>
      </text:list>
      <text:list text:style-name="L7">
        <text:list-item>
          <text:list>
            <text:list-item>
              <text:p text:style-name="P26"><text:span text:style-name="T7">Independencia física</text:span>: Cuando los cambios en la organización física de la BD no afecta el nivel lógico.</text:p>
            </text:list-item>
            <text:list-item>
              <text:p text:style-name="P26"><text:span text:style-name="T7">Independencia lógica</text:span>: Cuando el usuario no son afectados por los cambios en el nivel lógico</text:p>
            </text:list-item>
          </text:list>
        </text:list-item>
        <text:list-item>
          <text:p text:style-name="P19">Etapas de diseño de una base de datos</text:p>
          <text:p text:style-name="P20">Etapa 0: “Análisis de requerimientos”</text:p>
          <text:p text:style-name="P27">Este paso consiste en entender que datos se tendrán que almacenar en la BD, que aplicaciones se tendrán que ser construidas al rededor y cual de ellas es mas frecuente.</text:p>
          <text:p text:style-name="P20">Etapa del “Diseño conceptual” </text:p>
          <text:p text:style-name="P27">En esta se obtiene una estructura de la información de la BD. Independientemente de la tecnología que se tendrá que usar y no se tendrá en cuenta que tipo de BD se usará. En este proceso se extraen las necesidades y requisitos de los problemas y sintetizarlos en un modelo visual para representar los datos y las restricciones de los conceptos que se quieren representar. </text:p>
          <text:p text:style-name="P27"><text:span text:style-name="T7">Etapa del “Diseño lógico”</text:span> </text:p>
          <text:p text:style-name="P27">Su objetivo es transformar los esquemas obtenidos en la etapa anterior, en un conjunto de datos propios del modelo de datos escogido.</text:p>
          <text:p text:style-name="P20">Etapa del “Diseño físico”</text:p>
          <text:p text:style-name="P27">En esta etapa es necesario conocer la funcionalidad de SGBD escogido. Es el momento donde se diseña los mecanismos de seguridad.</text:p>
        </text:list-item>
        <text:list-item>
          <text:p text:style-name="P20">Sistemas de ficheros tradicionales vs SGBD</text:p>
        </text:list-item>
      </text:list>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4"/>
          </table:table-cell>
          <table:table-cell table:style-name="Tabla1.B1" office:value-type="string">
            <text:p text:style-name="P3">Ficheros</text:p>
          </table:table-cell>
          <table:table-cell table:style-name="Tabla1.C1" office:value-type="string">
            <text:p text:style-name="P3">BD</text:p>
          </table:table-cell>
        </table:table-row>
        <table:table-row>
          <table:table-cell table:style-name="Tabla1.A2" office:value-type="string">
            <text:p text:style-name="P3">Entidad-tipo</text:p>
          </table:table-cell>
          <table:table-cell table:style-name="Tabla1.B2" office:value-type="string">
            <text:p text:style-name="P2">La entidades-instancia pertenecen a una sola entidad-tipo.</text:p>
          </table:table-cell>
          <table:table-cell table:style-name="Tabla1.C2" office:value-type="string">
            <text:p text:style-name="P2">Contienen entidades-instancia de infinitas entidades-tipo interrelacionadas.</text:p>
          </table:table-cell>
        </table:table-row>
        <table:table-row>
          <table:table-cell table:style-name="Tabla1.A3" office:value-type="string">
            <text:p text:style-name="P3">Interrelaciones</text:p>
          </table:table-cell>
          <table:table-cell table:style-name="Tabla1.B3" office:value-type="string">
            <text:p text:style-name="P2">El sistema no interrelaciona ficheros.</text:p>
          </table:table-cell>
          <table:table-cell table:style-name="Tabla1.C3" office:value-type="string">
            <text:p text:style-name="P2">El sistema tiene herramientas para interrelacionar ficheros.</text:p>
          </table:table-cell>
        </table:table-row>
        <table:table-row>
          <table:table-cell table:style-name="Tabla1.A2" office:value-type="string">
            <text:p text:style-name="P3">Redundancia</text:p>
          </table:table-cell>
          <table:table-cell table:style-name="Tabla1.B4" office:value-type="string">
            <text:p text:style-name="P2">Es necesario crear ficheros a medida de cada aplicación, con todos los datos necesarios, aunque ya estén repetidos en otros ficheros.</text:p>
          </table:table-cell>
          <table:table-cell table:style-name="Tabla1.C4" office:value-type="string">
            <text:p text:style-name="P2">Las aplicaciones pueden trabajar con la misma BD, evitando redundancia de datos.</text:p>
          </table:table-cell>
        </table:table-row>
        <table:table-row>
          <table:table-cell table:style-name="Tabla1.A3" office:value-type="string">
            <text:p text:style-name="P3">Inconsistencia</text:p>
          </table:table-cell>
          <table:table-cell table:style-name="Tabla1.B5" office:value-type="string">
            <text:p text:style-name="P2">Es posible que los valores de un mismo dato en diferentes ficheros no coincidan, si no han sido actualizados correctamente.</text:p>
          </table:table-cell>
          <table:table-cell table:style-name="Tabla1.C5" office:value-type="string">
            <text:p text:style-name="P2">Si las interrelaciones están bien diseñadas, los datos tienen que estar almacenados en la BD una vez.</text:p>
          </table:table-cell>
        </table:table-row>
        <table:table-row>
          <table:table-cell table:style-name="Tabla1.A2" office:value-type="string">
            <text:p text:style-name="P3">Obtención de datos</text:p>
          </table:table-cell>
          <table:table-cell table:style-name="Tabla1.B6" office:value-type="string">
            <text:p text:style-name="P2">Si no hay una aplicación que obtenga los datos que queremos, la tendremos que crear o coger otro programa con similares objetivos. </text:p>
          </table:table-cell>
          <table:table-cell table:style-name="Tabla1.C6" office:value-type="string">
            <text:p text:style-name="P2">Permiten obtener cualquier conjunto de dato desde el propio entorno de trabajo sin tener que ejecutar otra aplicación contra la BD.</text:p>
          </table:table-cell>
        </table:table-row>
        <table:table-row>
          <table:table-cell table:style-name="Tabla1.A3" office:value-type="string">
            <text:p text:style-name="P3">Aislamiento de datos</text:p>
          </table:table-cell>
          <table:table-cell table:style-name="Tabla1.B7" office:value-type="string">
            <text:p text:style-name="P2">Los datos están dispersos y aislados en diferentes archivos, dificultando el desarrollo de las aplicaciones.</text:p>
          </table:table-cell>
          <table:table-cell table:style-name="Tabla1.C7" office:value-type="string">
            <text:p text:style-name="P2">Todos los datos en la misma BD, interconectados.</text:p>
          </table:table-cell>
        </table:table-row>
        <table:table-row>
          <table:table-cell table:style-name="Tabla1.A2" office:value-type="string">
            <text:p text:style-name="P3">Integridad de <text:soft-page-break/>datos</text:p>
          </table:table-cell>
          <table:table-cell table:style-name="Tabla1.B8" office:value-type="string">
            <text:p text:style-name="P2">Los programas tienen que implementar las <text:soft-page-break/>restricciones sobre los datos(Añadiendo código fuente). El mantenimiento se complica cuando la información proviene de diferentes ficheros usados por diferentes aplicaciones.</text:p>
          </table:table-cell>
          <table:table-cell table:style-name="Tabla1.C8" office:value-type="string">
            <text:p text:style-name="P2">La BD se encarga directamente de <text:soft-page-break/>implementar las restricciones sobre los datos. Los programas no necesitan incorporan código fuente adicional.</text:p>
          </table:table-cell>
        </table:table-row>
        <table:table-row>
          <table:table-cell table:style-name="Tabla1.A3" office:value-type="string">
            <text:p text:style-name="P3">Atomicidad</text:p>
          </table:table-cell>
          <table:table-cell table:style-name="Tabla1.B9" office:value-type="string">
            <text:p text:style-name="P2">Algunos conjuntos de operaciones se deben ejecutar de manera indivisible, independientemente de los fallos que le sistema presente. En un sistema basado en ficheros es complicado garantizar esto.</text:p>
          </table:table-cell>
          <table:table-cell table:style-name="Tabla1.C9" office:value-type="string">
            <text:p text:style-name="P2">Los BD incorporan la técnica de transacción para garantizar la ejecución atómica de procesos sobre datos. </text:p>
          </table:table-cell>
        </table:table-row>
        <table:table-row>
          <table:table-cell table:style-name="Tabla1.A2" office:value-type="string">
            <text:p text:style-name="P3">Acceso concurrente</text:p>
          </table:table-cell>
          <table:table-cell table:style-name="Tabla1.B10" office:value-type="string">
            <text:p text:style-name="P2">Actualización simultanea de datos de un mismo fichero por diferentes usuarios o aplicaciones puede provocar inconsistencias.</text:p>
          </table:table-cell>
          <table:table-cell table:style-name="Tabla1.C10" office:value-type="string">
            <text:p text:style-name="P2">Las BD garantizan la consistencia de los dados con la técnica de bloqueo, aunque varios usuarios o aplicaciones simultáneamente actualicen.</text:p>
          </table:table-cell>
        </table:table-row>
        <table:table-row table:style-name="Tabla1.11">
          <table:table-cell table:style-name="Tabla1.A3" office:value-type="string">
            <text:p text:style-name="P3">Seguridad</text:p>
          </table:table-cell>
          <table:table-cell table:style-name="Tabla1.B11" office:value-type="string">
            <text:p text:style-name="P2">Cada fichero sirve para un usuario o aplicación, y ofrece una visión única del mundo real. Pero no todos los usuarios deberían tener acceso a todos los datos.</text:p>
          </table:table-cell>
          <table:table-cell table:style-name="Tabla1.C11" office:value-type="string">
            <text:p text:style-name="P2">Una BD puede ser compartida por muchos usuarios, los cuales tienen visiones diferentes del mundo real, dependiendo de su perfil y sus permisos concedidos.</text:p>
          </table:table-cell>
        </table:table-row>
      </table:table>
      <text:h text:style-name="P9" text:outline-level="2" text:is-list-header="true">1.4 Modelos de BD</text:h>
      <text:p text:style-name="P7">Los modelos son instrumentos que se aplican a una parcela del mundo real para obtener una estructura de datos denominada esquema. Un modelo de datos es un conjunto de herramientas conceptuales que permiten describir los datos, sus relaciones, y las reglas de integridad.</text:p>
      <text:list text:style-name="L8">
        <text:list-item>
          <text:p text:style-name="P21">Modelos lógicos basados en objetos</text:p>
          <text:p text:style-name="P28">Estos modelos se aplican en el nivel conceptual y en el externo.</text:p>
          <text:list>
            <text:list-item>
              <text:p text:style-name="P21">Modelo Entidad-Relación</text:p>
              <text:p text:style-name="P29">Están formados por un conjunto de elementos denominados entidades. Cada entidad tiene una serie de atributos que permiten diferenciarlo de otros. Y que se le puede asociar ciertas relaciones.</text:p>
            </text:list-item>
            <text:list-item>
              <text:p text:style-name="P21">Modelo Orientado a objetos</text:p>
              <text:p text:style-name="P32"><text:span text:style-name="T1">Estos modelos están relacionados con los objetos. </text:span><text:span text:style-name="T2">Estos modelos definen las BD en términos de objetos, sus propiedades y sus operaciones. Los objetos con una misma estructura y comportamiento pertenecen a una clase, y las clases se organizan en jerarquías. Las operaciones se especifican en términos de procedimientos predefinidos, llamados métodos. </text:span></text:p>
              <text:p text:style-name="P28">Cada objeto está constituido por:</text:p>
              <text:list>
                <text:list-item>
                  <text:list>
                    <text:list-item>
                      <text:p text:style-name="P33"><text:span text:style-name="T5">Datos</text:span><text:span text:style-name="T1">: Se almacenan dentro de variable, que también se consideran objetos.</text:span></text:p>
                    </text:list-item>
                    <text:list-item>
                      <text:p text:style-name="P33"><text:span text:style-name="T5">Métodos</text:span><text:span text:style-name="T1">: Segmentos de código con la finalidad de actuar sobre los objetos.</text:span></text:p>
                    </text:list-item>
                    <text:list-item>
                      <text:p text:style-name="P33"><text:span text:style-name="T5">Mensajes</text:span><text:span text:style-name="T1">: Se usan para hacer las peticiones de los métodos a los objetos, y manipulan los objetos obteniendo una respuesta.</text:span></text:p>
                    </text:list-item>
                    <text:list-item>
                      <text:p text:style-name="P33"><text:span text:style-name="T5">Clases</text:span><text:span text:style-name="T1">: Cuando tenemos objetos con el mismo tipo de valor.</text:span></text:p>
                      <text:p text:style-name="P28"/>
                    </text:list-item>
                  </text:list>
                </text:list-item>
              </text:list>
            </text:list-item>
          </text:list>
        </text:list-item>
        <text:list-item>
          <text:p text:style-name="P22">Modelos lógicos basados en registros</text:p>
          <text:p text:style-name="P28">Estos modelos se aplican en el nivel conceptual y al físico. Los datos se almacenan en registrar de formato fijo, constituidos por campos o atributos. Tipos:</text:p>
          <text:list>
            <text:list-item>
              <text:p text:style-name="P33"><text:soft-page-break/><text:span text:style-name="T5">Modelo jerárquico</text:span><text:span text:style-name="T1">.</text:span></text:p>
            </text:list-item>
            <text:list-item>
              <text:p text:style-name="P33"><text:span text:style-name="T5">Modelo en red</text:span><text:span text:style-name="T1">.</text:span></text:p>
            </text:list-item>
            <text:list-item>
              <text:p text:style-name="P33"><text:span text:style-name="T5">Modelo relacional</text:span><text:span text:style-name="T1">: </text:span></text:p>
              <text:p text:style-name="P30">El modelo relacional se basa en la lógica de predicados y en la teoría de conjuntos. Es el sistema mas usado para modelizar datos. Los datos se estructuran en representaciones tabulares(Tablas) que representan entidad-tipos del mundo conceptual, formados por filas y columnas. Las columnas forman los campos, que implementan los atributos(Características de las entidades). Y las filas son los registros, que implementan las entidades-instancia, constituidas por los conjuntos de valores de cada instancia.</text:p>
              <text:p text:style-name="P30">Este modelo solo consta de dos elementos: relaciones o tablas. Las interrelaciones se implementan usando las tablas, añadiendo campos llamadas claves extranjeras, que apuntan hacia los campos de otra tabla.</text:p>
              <text:list>
                <text:list-item>
                  <text:p text:style-name="P30">Ventajas:</text:p>
                  <text:list>
                    <text:list-item>
                      <text:p text:style-name="P30">Tiene herramientas para evitar la duplica de registros(Claves primarias y extranjeras)</text:p>
                    </text:list-item>
                    <text:list-item>
                      <text:p text:style-name="P30">Vela por la integridad referencial.</text:p>
                    </text:list-item>
                    <text:list-item>
                      <text:p text:style-name="P30">Favorece la comprensibilidad, al no importar la ubicación física de los datos.</text:p>
                      <text:p text:style-name="P30"/>
                    </text:list-item>
                  </text:list>
                </text:list-item>
                <text:list-item>
                  <text:p text:style-name="P30">Principales SGBD relacionales:</text:p>
                  <text:list>
                    <text:list-item>
                      <text:p text:style-name="P30">MySQL</text:p>
                    </text:list-item>
                    <text:list-item>
                      <text:p text:style-name="P30">MariaDB</text:p>
                    </text:list-item>
                  </text:list>
                </text:list-item>
              </text:list>
            </text:list-item>
          </text:list>
        </text:list-item>
        <text:list-item>
          <text:p text:style-name="P23">Modelos físicos de datos</text:p>
          <text:p text:style-name="P34"><text:span text:style-name="T1">Los modelos físico de datos representan con se construirá el modelo físicamente. Mayor parte de las BD relacionales no son válidos para tratar un gran volumen de datos. </text:span><text:span text:style-name="T3">Al salir nuevas tecnologías BigData surgieron nuevos paradigmas de modelaje denominadas NoSQL.</text:span></text:p>
          <text:list>
            <text:list-item>
              <text:p text:style-name="P31">SGBD NoSQL más usados:</text:p>
              <text:list>
                <text:list-item>
                  <text:p text:style-name="P31">MongoDB.</text:p>
                </text:list-item>
              </text:list>
              <text:p text:style-name="P31"/>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919636" style:writing-mode="lr-tb" style:layout-grid-color="#c0c0c0" style:layout-grid-lines="20" style:layout-grid-base-height="0.706cm" style:layout-grid-ruby-height="0.353cm" style:layout-grid-mode="none" style:layout-grid-ruby-below="false" style:layout-grid-print="false" style:layout-grid-display="false" draw:fill="solid" draw:fill-color="#919636"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919636" draw:opacity="100%"/>
    </style:style>
  </office:automatic-styles>
  <office:master-styles>
    <style:master-page style:name="Standard" style:page-layout-name="Mpm1" draw:style-name="Mdp1"/>
    <style:master-page style:name="First_20_Page" style:display-name="First Page" style:page-layout-name="Mpm2"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07T15:27:03.199000000</meta:creation-date>
    <dc:date>2022-10-23T17:47:04.147000000</dc:date>
    <meta:editing-duration>PT7H32M36S</meta:editing-duration>
    <meta:editing-cycles>14</meta:editing-cycles>
    <meta:generator>LibreOffice/7.4.1.2$Windows_X86_64 LibreOffice_project/3c58a8f3a960df8bc8fd77b461821e42c061c5f0</meta:generator>
    <meta:document-statistic meta:table-count="1" meta:image-count="0" meta:object-count="0" meta:page-count="7" meta:paragraph-count="155" meta:word-count="2765" meta:character-count="17385" meta:non-whitespace-character-count="14837"/>
  </office:meta>
</office:document-meta>
</file>